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T1" style:family="text">
      <style:text-properties style:font-name-asian="DejaVu Sans1" style:font-name-complex="DejaVu Sans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57_255420714"/>James's Love<text:bookmark-end text:name="__RefHeading___Toc1557_255420714"/></text:h>
      <text:p text:style-name="Standard">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p>
      <text:p text:style-name="Standard">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James looked over the room trying to find Joyce, his mother. “Where's mom?” James asked his father.</text:p>
      <text:p text:style-name="Standard">“She went to the grocery store to pick up a few things for dinner tomorrow. She should be back in an hour.”</text:p>
      <text:p text:style-name="Standard">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As he neared his parents' driveway, he saw his mother's car parked behind his. He was glad she was home—he was anxious to see her and give her the lily.</text:p>
      <text:p text:style-name="Standard">His mood quickly changed when he spotted the rear bumper on his car. It was scratched, pushed in an inch, and there was damage to the surrounding area. As he got closer, he noticed on his mother's car that her <text:span text:style-name="T2">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James's father followed him into the kitchen. Philip saw that his son's face was red with anger, and his body as tense and hard as a black diamond. He calmly poured himself some water, then spoke softly,“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She accepted the juice. “I'm sorry,” Joyce said timidly.</text:p>
      <text:p text:style-name="Standard">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She set her orange juice on the coffee table, stood up and gave James a hug and kiss on the cheek. As they embraced each other, Joyce said happily, “It seems we'll have a new memory to treasure. Happy Thanksgiving, James. I love you, to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James's Love</dc:title>
    <dc:date>2022-05-26T00:53:05.360853080</dc:date>
    <dc:creator>Andrew Alt</dc:creator>
    <meta:editing-duration>P0D</meta:editing-duration>
    <meta:editing-cycles>1</meta:editing-cycles>
    <meta:document-statistic meta:table-count="0" meta:image-count="0" meta:object-count="0" meta:paragraph-count="21" meta:word-count="939" meta:character-count="5257" meta:non-whitespace-character-count="4321"/>
    <meta:generator>LibreOffice/7.2.6.2$Linux_X86_64 LibreOffice_project/20$Build-2</meta:generator>
    <meta:template xlink:type="simple" xlink:actuate="onRequest" xlink:title="" xlink:href="../master_ed2_rev1_01.odm" meta:date="2022-05-26T00:55:04.876243061"/>
  </office:meta>
</office:document-meta>
</file>